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P2" style:family="paragraph" style:parent-style-name="Standard">
      <style:text-properties fo:color="#000099"/>
    </style:style>
    <style:style style:name="P3" style:family="paragraph" style:parent-style-name="Standard">
      <style:text-properties fo:color="#006600"/>
    </style:style>
    <style:style style:name="P4" style:family="paragraph" style:parent-style-name="Standard">
      <style:text-properties fo:color="#000099"/>
    </style:style>
    <style:style style:name="P5" style:family="paragraph" style:parent-style-name="Standard">
      <style:text-properties fo:color="#800000"/>
    </style:style>
    <style:style style:name="P6" style:family="paragraph" style:parent-style-name="Standard">
      <style:text-properties fo:color="#006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in<text:tab/>-&gt;<text:tab/>1</text:p>
      <text:p text:style-name="P1">Coin<text:tab/>-&gt;<text:tab/>10</text:p>
      <text:p text:style-name="P1">Coin<text:tab/>-&gt;<text:tab/>25</text:p>
      <text:p text:style-name="P2">Plume<text:tab/>-&gt;<text:tab/>1</text:p>
      <text:p text:style-name="P2">Plume<text:tab/>-&gt;<text:tab/>10</text:p>
      <text:p text:style-name="P1">Coin<text:tab/>-&gt;<text:tab/>50</text:p>
      <text:p text:style-name="P2">Plume<text:tab/>-&gt;<text:tab/>25</text:p>
      <text:p text:style-name="P3">Bec<text:tab/>-&gt;<text:tab/>1</text:p>
      <text:p text:style-name="P3">Bec<text:tab/>-&gt;<text:tab/>10</text:p>
      <text:p text:style-name="P2">Plume<text:tab/>-&gt;<text:tab/>50</text:p>
      <text:p text:style-name="P1">Coin<text:tab/>-&gt;<text:tab/>100</text:p>
      <text:p text:style-name="P3">Bec<text:tab/>-&gt;<text:tab/>25</text:p>
      <text:p text:style-name="P2">Plume<text:tab/>-&gt;<text:tab/>100</text:p>
      <text:p text:style-name="P3">Bec<text:tab/>-&gt;<text:tab/>50</text:p>
      <text:p text:style-name="P1">Coin<text:tab/>-&gt;<text:tab/>200</text:p>
      <text:p text:style-name="P3">Bec<text:tab/>-&gt;<text:tab/>100</text:p>
      <text:p text:style-name="P2">Plume<text:tab/>-&gt;<text:tab/>20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0M52S</meta:editing-duration>
    <meta:editing-cycles>5</meta:editing-cycles>
    <meta:generator>OpenOffice/4.1.2$Win32 OpenOffice.org_project/412m3$Build-9782</meta:generator>
    <dc:date>2016-05-22T18:06:07.65</dc:date>
    <meta:document-statistic meta:table-count="0" meta:image-count="0" meta:object-count="0" meta:page-count="1" meta:paragraph-count="17" meta:word-count="51" meta:character-count="173"/>
    <meta:user-defined meta:name="Info 1"/>
    <meta:user-defined meta:name="Info 2"/>
    <meta:user-defined meta:name="Info 3"/>
    <meta:user-defined meta:name="Info 4"/>
  </office:meta>
</office:document-meta>
</file>